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3" style:family="paragraph" style:parent-style-name="Standard" style:list-style-name="">
      <style:paragraph-properties style:line-height-at-least="0.3472in" fo:text-align="start" style:justify-single-word="false" style:text-autospace="none"/>
      <style:text-properties fo:color="#999999"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4" style:family="paragraph" style:parent-style-name="Standard">
      <style:text-properties fo:font-size="14pt" style:font-size-asian="14pt" style:font-size-complex="14pt"/>
    </style:style>
    <style:style style:name="P5" style:family="paragraph" style:parent-style-name="Standard" style:list-style-name="">
      <style:paragraph-properties fo:margin-top="0in" fo:margin-bottom="0.1665in" style:line-height-at-least="0.25in" fo:text-align="start" style:justify-single-word="false" style:text-autospace="none"/>
      <style:text-properties fo:font-size="20pt" style:font-size-asian="20pt" style:font-size-complex="20pt"/>
    </style:style>
    <style:style style:name="P6"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5pt" fo:font-style="italic" fo:font-weight="normal" style:font-name-asian="Verdana" style:font-size-asian="15pt" style:font-style-asian="italic" style:font-weight-asian="normal" style:font-name-complex="Verdana" style:font-size-complex="15pt" style:font-style-complex="italic" style:font-weight-complex="normal"/>
    </style:style>
    <style:style style:name="P7"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8"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10"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11"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12" style:family="paragraph" style:parent-style-name="Standard" style:list-style-name="">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13"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5"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6"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7"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8" style:family="text">
      <style:text-properties style:font-name="Verdana"/>
    </style:style>
    <style:style style:name="T9" style:family="text">
      <style:text-properties fo:font-size="18pt"/>
    </style:style>
    <style:style style:name="T10" style:family="text">
      <style:text-properties style:font-name-asian="Verdana"/>
    </style:style>
    <style:style style:name="T11" style:family="text">
      <style:text-properties style:font-size-asian="18pt"/>
    </style:style>
    <style:style style:name="T12" style:family="text">
      <style:text-properties style:font-name-complex="Verdana"/>
    </style:style>
    <style:style style:name="T13" style:family="text">
      <style:text-properties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killet Chicken Pot Pie with Biscuit Topping</text:p>
      <text:p text:style-name="P1">Serves 4</text:p>
      <text:p text:style-name="P6">If you don’t have time to make your own biscuits for the topping, then use packaged refrigerated biscuits and bake them according to the package instructions. We prefer the flavor of Pillsbury Golden Homestyle Biscuits but you can use your favorite brand (you will need anywhere from 4 to 8 biscuits depending on their size). Serve this pot pie right from the skillet.</text:p>
      <text:p text:style-name="P2">INGREDIENTS</text:p>
      <text:p text:style-name="P2">BISCUITS</text:p>
      <text:p text:style-name="P10"><text:span text:style-name="T6"><text:tab/><text:tab/>2</text:span><text:span text:style-name="T7"> cups unbleached all-purpose flour (10 ounces), plus extra for the work surface</text:span></text:p>
      <text:p text:style-name="P10"><text:span text:style-name="T6"><text:tab/><text:tab/>2</text:span><text:span text:style-name="T7"> teaspoons sugar</text:span></text:p>
      <text:p text:style-name="P10"><text:span text:style-name="T6"><text:tab/><text:tab/>2</text:span><text:span text:style-name="T7"> teaspoons baking powder</text:span></text:p>
      <text:p text:style-name="P10"><text:span text:style-name="T6"><text:tab/><text:tab/>1/2</text:span><text:span text:style-name="T7"> teaspoon table salt</text:span></text:p>
      <text:p text:style-name="P10"><text:span text:style-name="T6"><text:tab/><text:tab/>1 1/2</text:span><text:span text:style-name="T7"> cups heavy cream</text:span></text:p>
      <text:p text:style-name="P2">FILLING</text:p>
      <text:p text:style-name="P10"><text:span text:style-name="T6"><text:tab/><text:tab/>1 1/2</text:span><text:span text:style-name="T7"> pounds boneless, skinless chicken breasts</text:span></text:p>
      <text:p text:style-name="P10"><text:span text:style-name="T6"><text:tab/><text:tab/>4</text:span><text:span text:style-name="T7"> tablespoons unsalted butter</text:span></text:p>
      <text:p text:style-name="P10"><text:span text:style-name="T6"><text:tab/><text:tab/>1</text:span><text:span text:style-name="T7"> medium onion, minced (about 1 cup)</text:span></text:p>
      <text:p text:style-name="P10"><text:span text:style-name="T6"><text:tab/><text:tab/>1</text:span><text:span text:style-name="T7"> rib celery, sliced thin</text:span></text:p>
      <text:p text:style-name="P10"><text:span text:style-name="T6"><text:tab/><text:tab/>1/4</text:span><text:span text:style-name="T7"> cup unbleached all-purpose flour</text:span></text:p>
      <text:p text:style-name="P10"><text:span text:style-name="T6"><text:tab/><text:tab/>1/4</text:span><text:span text:style-name="T7"> cup dry vermouth or dry white wine</text:span></text:p>
      <text:p text:style-name="P10"><text:span text:style-name="T6"><text:tab/><text:tab/>2</text:span><text:span text:style-name="T7"> cups low-sodium chicken broth</text:span></text:p>
      <text:p text:style-name="P10"><text:span text:style-name="T6"><text:tab/><text:tab/>1/2</text:span><text:span text:style-name="T7"> cup heavy cream</text:span></text:p>
      <text:p text:style-name="P10"><text:span text:style-name="T6"><text:tab/><text:tab/>1 1/2</text:span><text:span text:style-name="T7"> teaspoons minced fresh thyme leaves</text:span></text:p>
      <text:p text:style-name="P10"><text:span text:style-name="T6"><text:tab/><text:tab/>2</text:span><text:span text:style-name="T7"> cups frozen peas and carrots, thawed</text:span></text:p>
      <text:p text:style-name="P2"/>
      <text:p text:style-name="P2"><text:soft-page-break/>INSTRUCTIONS</text:p>
      <text:p text:style-name="P11"><text:span text:style-name="T7"><text:tab/><text:tab/>1. </text:span><text:span text:style-name="T6">For the biscuits:</text:span><text:span text:style-name="T7"> Adjust an oven rack to the upper-middle position and heat the oven to 450 degrees.</text:span></text:p>
      <text:p text:style-name="P9"><text:tab/><text:tab/>2. Whisk the flour, sugar, baking powder, and salt together in a large bowl. Stir in the cream with a wooden spoon until a dough forms, about 30 seconds. Turn the dough out onto a lightly floured work surface and gather into a ball. Knead the dough briefly until smooth, about 30 seconds.</text:p>
      <text:p text:style-name="P9"><text:tab/><text:tab/>3. Pat the dough into a 3/4-inch-thick circle. Cut the biscuits into rounds using a 2 1/2-inch biscuit cutter or cut into 8 wedges using a knife.</text:p>
      <text:p text:style-name="P9"><text:tab/><text:tab/>4. Place the biscuits on a parchment paper-lined baking sheet. Bake until golden brown, about 15 minutes. Set aside on a wire rack.</text:p>
      <text:p text:style-name="P12"><text:span text:style-name="T7"><text:tab/><text:tab/>5. </text:span><text:span text:style-name="T6">For the filling</text:span><text:span text:style-name="T7">: While the biscuits bake, pat the chicken dry with paper towels and season with salt and pepper. Melt 2 tablespoons of the butter in a 12-inch skillet over medium heat until the foam subsides. Brown the chicken lightly on both sides, about 5 minutes total. Transfer the chicken to a clean plate.</text:span></text:p>
      <text:p text:style-name="P9"><text:tab/><text:tab/>6. Add the remaining 2 tablespoons butter to the skillet and return to medium heat until melted. Add the onion, celery, and 1/2 teaspoon salt and cook until the onion is softened, about 5 minutes. Stir in the flour and cook, stirring constantly, until incorporated, about 1 minute.</text:p>
      <text:p text:style-name="P9"><text:tab/><text:tab/>7. Stir in the vermouth and cook until evaporated, about 30 seconds. Slowly whisk in the broth, cream, and thyme, and bring to a simmer. Nestle the chicken into the sauce, cover, and cook over medium-low heat until the thickest part of the breast registers 160 degrees on an instant-read thermometer, 8 to 10 minutes.</text:p>
      <text:p text:style-name="P9"><text:tab/><text:tab/>8. Transfer the chicken to a plate. Stir the peas and carrots into the sauce and simmer until heated through, about 2 minutes. When the chicken is cool enough to handle, cut or shred it into bite-sized pieces and return it to the skillet. Season the filling with salt and pepper to taste.</text:p>
      <text:p text:style-name="P12"><text:span text:style-name="T7"><text:tab/><text:tab/>9. </text:span><text:span text:style-name="T6">For serving:</text:span><text:span text:style-name="T7"> Place the cooked biscuits on top of the skillet or individual servings.</text:span></text:p>
      <text:p text:style-name="P3"><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6-07T13:24:22</meta:creation-date>
    <meta:document-statistic meta:table-count="0" meta:image-count="0" meta:object-count="0" meta:page-count="3" meta:paragraph-count="31" meta:word-count="513" meta:character-count="2967"/>
    <dc:date>2012-06-07T13:28:37</dc:date>
    <dc:creator>Robert Houk</dc:creator>
    <meta:editing-duration>PT00H04M15S</meta:editing-duration>
    <meta:editing-cycles>1</meta:editing-cycles>
    <meta:generator>OpenOffice.org/3.2$Unix OpenOffice.org_project/320m18$Build-9502</meta:generator>
  </office:meta>
</office:document-meta>
</file>